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ship_size</text:p>
          </table:table-cell>
          <table:table-cell office:value-type="string">
            <text:p>next_level</text:p>
          </table:table-cell>
          <table:table-cell office:value-type="string">
            <text:p>show_in_outliner</text:p>
          </table:table-cell>
          <table:table-cell office:value-type="string">
            <text:p>display_map_icon</text:p>
          </table:table-cell>
          <table:table-cell office:value-type="string">
            <text:p>level_weight</text:p>
          </table:table-cell>
          <table:table-cell office:value-type="string">
            <text:p>ai_weight</text:p>
          </table:table-cell>
          <table:table-cell office:value-type="string">
            <text:p>display_empire_shiel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outpost</text:p>
          </table:table-cell>
          <table:table-cell office:value-type="string">
            <text:p>starbase_outpost</text:p>
          </table:table-cell>
          <table:table-cell office:value-type="string">
            <text:p>starbase_level_starport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>{ weight = 1 }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starport</text:p>
          </table:table-cell>
          <table:table-cell office:value-type="string">
            <text:p>starbase_starport</text:p>
          </table:table-cell>
          <table:table-cell office:value-type="string">
            <text:p>starbase_level_starho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{ weight = 2 }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starhold</text:p>
          </table:table-cell>
          <table:table-cell office:value-type="string">
            <text:p>starbase_starhold</text:p>
          </table:table-cell>
          <table:table-cell office:value-type="string">
            <text:p>starbase_level_star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weight = 3 }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starfortress</text:p>
          </table:table-cell>
          <table:table-cell office:value-type="string">
            <text:p>starbase_starfortress</text:p>
          </table:table-cell>
          <table:table-cell office:value-type="string">
            <text:p>starbase_level_citad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{ weight = 4 }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citadel</text:p>
          </table:table-cell>
          <table:table-cell office:value-type="string">
            <text:p>starbase_citad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weight = 5 }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swarm</text:p>
          </table:table-cell>
          <table:table-cell office:value-type="string">
            <text:p>starbase_swar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{ weight = 5 }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ai</text:p>
          </table:table-cell>
          <table:table-cell office:value-type="string">
            <text:p>starbase_a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{ weight = 5 }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exd</text:p>
          </table:table-cell>
          <table:table-cell office:value-type="string">
            <text:p>starbase_ex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{ weight = 5 }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base_level_marauder</text:p>
          </table:table-cell>
          <table:table-cell office:value-type="string">
            <text:p>starbase_marau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{ weight = 5 }</text:p>
          </table:table-cell>
          <table:table-cell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